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4.397cm"/>
    </style:style>
    <style:style style:name="Tabla1.D" style:family="table-column">
      <style:table-column-properties style:column-width="4.403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margin-top="0cm" fo:margin-bottom="0cm" fo:line-height="100%" fo:text-indent="0cm" style:auto-text-indent="false" fo:break-before="auto" fo:break-after="auto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/>
    </style:style>
    <style:style style:name="T1" style:family="text">
      <style:text-properties style:use-window-font-color="true" style:font-name="Liberation Serif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004586" style:font-name="URW Palladio 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84d1" style:font-name="FreeSans" fo:font-size="20pt" fo:font-weight="normal" style:font-size-asian="20pt" style:font-weight-asian="normal" style:font-size-complex="2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">Empresa</text:p>
          </table:table-cell>
          <table:table-cell table:style-name="Tabla1.A1" table:number-columns-spanned="2" office:value-type="string">
            <text:p text:style-name="P4"><text:span text:style-name="Default_20_Paragraph_20_Font"><text:span text:style-name="T1">Empresa de transporte masivo integrado.</text:span></text:span></text:p>
          </table:table-cell>
          <table:covered-table-cell/>
          <table:table-cell table:style-name="Tabla1.D1" office:value-type="string">
            <text:p text:style-name="P3"><text:span text:style-name="Default_20_Paragraph_20_Font"><text:span text:style-name="T2">S</text:span></text:span><text:span text:style-name="Default_20_Paragraph_20_Font"><text:span text:style-name="T3">IGETI</text:span></text:span></text:p>
          </table:table-cell>
        </table:table-row>
        <table:table-row>
          <table:table-cell table:style-name="Tabla1.A2" office:value-type="string">
            <text:p text:style-name="P1">Nombre del caso de uso</text:p>
          </table:table-cell>
          <table:table-cell table:style-name="Tabla1.B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Código</text:p>
          </table:table-cell>
          <table:table-cell table:style-name="Tabla1.B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Creado por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>Fecha de creación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Actualizado por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>Fecha de Actualización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Descripción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Actores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Precondiciones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B2" table:number-columns-spanned="4" office:value-type="string">
            <text:p text:style-name="P2">Flujo Normal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2">Actor</text:p>
          </table:table-cell>
          <table:covered-table-cell/>
          <table:table-cell table:style-name="Tabla1.B2" table:number-columns-spanned="2" office:value-type="string">
            <text:p text:style-name="P2">Sistema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B2" table:number-columns-spanned="2" office:value-type="string">
            <text:p text:style-name="P2"/>
          </table:table-cell>
          <table:covered-table-cell/>
        </table:table-row>
        <table:table-row>
          <table:table-cell table:style-name="Tabla1.B2" table:number-columns-spanned="4" office:value-type="string">
            <text:p text:style-name="P2">Flujo Alternativ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B2" table:number-columns-spanned="2" office:value-type="string">
            <text:p text:style-name="P2"/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B2" table:number-columns-spanned="2" office:value-type="string">
            <text:p text:style-name="P2"/>
          </table:table-cell>
          <table:covered-table-cell/>
        </table:table-row>
        <table:table-row>
          <table:table-cell table:style-name="Tabla1.A2" office:value-type="string">
            <text:p text:style-name="P2">Poscondiciones</text:p>
          </table:table-cell>
          <table:table-cell table:style-name="Tabla1.B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Excepciones</text:p>
          </table:table-cell>
          <table:table-cell table:style-name="Tabla1.B2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 Lopez</meta:initial-creator>
    <meta:creation-date>2011-09-21T23:51:08</meta:creation-date>
    <dc:date>2011-09-23T00:20:01</dc:date>
    <dc:creator>Yerminson Muñoz</dc:creator>
    <meta:editing-duration>PT01H14M12S</meta:editing-duration>
    <meta:editing-cycles>3</meta:editing-cycles>
    <meta:generator>OpenOffice.org/3.2$Linux OpenOffice.org_project/320m12$Build-9483</meta:generator>
    <meta:document-statistic meta:table-count="1" meta:image-count="0" meta:object-count="0" meta:page-count="1" meta:paragraph-count="18" meta:word-count="34" meta:character-count="242"/>
  </office:meta>
</office:document-meta>
</file>